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iler-Implementation von Vererbung</text:h>
      <text:h text:style-name="Heading_20_2" text:outline-level="2">Implementation mittels Arrays</text:h>
      <text:p text:style-name="Text_20_body">Für jedes Element einer Klasse werden in der Regel so viele Jass-Array-Variablen erzeugt, sodass der Wertebereich der angegebenen Maximalgröße der Klasse (also der maximalen Anzahl ihrer möglichen Instanzen) entspricht.</text:p>
      <text:p text:style-name="Text_20_body">Über die Objektvariable wird dann auf das entsprechende Array-Element über eine vom Compiler generierte Funktion zugegriffen.</text:p>
      <text:p text:style-name="Text_20_body">Bei einer Übergabe des Indizes 0 wird ein Null-Wert zurückgegeben und im Testmodus eine Laufzeitfehlermeldung ausgegeben.</text:p>
      <text:p text:style-name="Text_20_body">Die Implementation von Mehrfachvererbung ist relativ umständlich.</text:p>
      <text:p text:style-name="Text_20_body"/>
      <text:h text:style-name="Heading_20_2" text:outline-level="2">Implementation mittels der globalen Hash-Tabelle</text:h>
      <text:p text:style-name="Text_20_body">Für jede Klasseninstanz egal welcher Klasse wird ein neuer Ganzzahlwert als Id verwendet.</text:p>
      <text:p text:style-name="Text_20_body">Somit können insgesamt 2^32 <text:s/>Instanzen erzeugt werden.</text:p>
      <text:p text:style-name="Text_20_body">Eigenschaften werden unter dem Hashwert der Zeichekette „Classes&lt;Id&gt;“ unter dem Hashwert der Zeichenkette ihres Bezeichners gespeichert.</text:p>
      <text:h text:style-name="Heading_20_2" text:outline-level="2">Implementation mittels des globalen Spiel-Cach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0T15:37:45.83</meta:creation-date>
    <meta:generator>OpenOffice.org/3.1$Win32 OpenOffice.org_project/310m11$Build-9399</meta:generator>
    <dc:date>2010-06-10T16:11:42.82</dc:date>
    <meta:editing-duration>PT00H33M52S</meta:editing-duration>
    <meta:editing-cycles>11</meta:editing-cycles>
    <meta:document-statistic meta:table-count="0" meta:image-count="0" meta:object-count="0" meta:page-count="1" meta:paragraph-count="11" meta:word-count="121" meta:character-count="971"/>
  </office:meta>
</office:document-meta>
</file>